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 style:data-style-name="N61"/>
    <style:style style:name="ce7" style:family="table-cell" style:parent-style-name="Default" style:data-style-name="N140">
      <style:table-cell-properties fo:border="0.06pt solid #000000"/>
    </style:style>
    <style:style style:name="ce1" style:family="table-cell" style:parent-style-name="Default" style:data-style-name="N4"/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 style:data-style-name="N129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1, нФ</text:p>
          </table:table-cell>
          <table:table-cell office:value-type="string" calcext:value-type="string">
            <text:p>f, кГц</text:p>
          </table:table-cell>
          <table:table-cell office:value-type="string" calcext:value-type="string">
            <text:p>Uc, В</text:p>
          </table:table-cell>
          <table:table-cell table:number-columns-repeated="2"/>
          <table:table-cell office:value-type="string" calcext:value-type="string">
            <text:p>C3, нФ</text:p>
          </table:table-cell>
          <table:table-cell office:value-type="string" calcext:value-type="string">
            <text:p>f, кГц</text:p>
          </table:table-cell>
          <table:table-cell office:value-type="string" calcext:value-type="string">
            <text:p>Uc, В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04" calcext:value-type="float">
            <text:p>19.04</text:p>
          </table:table-cell>
          <table:table-cell office:value-type="float" office:value="0.2285" calcext:value-type="float">
            <text:p>0.2285</text:p>
          </table:table-cell>
          <table:table-cell/>
          <table:table-cell table:formula="of:=0.05*32" office:value-type="float" office:value="1.6" calcext:value-type="float">
            <text:p>1.6</text:p>
          </table:table-cell>
          <table:table-cell office:value-type="float" office:value="47.5" calcext:value-type="float">
            <text:p>47.5</text:p>
          </table:table-cell>
          <table:table-cell office:value-type="float" office:value="13.61" calcext:value-type="float">
            <text:p>13.61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  <table:table-cell table:formula="of:=23.3*0.05" office:value-type="float" office:value="1.165" calcext:value-type="float">
            <text:p>1.165</text:p>
          </table:table-cell>
        </table:table-row>
        <table:table-row table:style-name="ro1">
          <table:table-cell/>
          <table:table-cell office:value-type="float" office:value="20.54" calcext:value-type="float">
            <text:p>20.54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5.31" calcext:value-type="float">
            <text:p>15.31</text:p>
          </table:table-cell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E, В</text:p>
          </table:table-cell>
          <table:table-cell office:value-type="float" office:value="22.22" calcext:value-type="float">
            <text:p>22.22</text:p>
          </table:table-cell>
          <table:table-cell office:value-type="float" office:value="0.283" calcext:value-type="float">
            <text:p>0.283</text:p>
          </table:table-cell>
          <table:table-cell table:number-columns-repeated="3"/>
          <table:table-cell office:value-type="float" office:value="17.12" calcext:value-type="float">
            <text:p>17.12</text:p>
          </table:table-cell>
          <table:table-cell office:value-type="float" office:value="0.318" calcext:value-type="float">
            <text:p>0.318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3.777" calcext:value-type="float">
            <text:p>23.777</text:p>
          </table:table-cell>
          <table:table-cell office:value-type="float" office:value="0.325" calcext:value-type="float">
            <text:p>0.325</text:p>
          </table:table-cell>
          <table:table-cell table:number-columns-repeated="3"/>
          <table:table-cell office:value-type="float" office:value="18.43" calcext:value-type="float">
            <text:p>18.43</text:p>
          </table:table-cell>
          <table:table-cell office:value-type="float" office:value="0.388" calcext:value-type="float">
            <text:p>0.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office:value-type="float" office:value="0.391" calcext:value-type="float">
            <text:p>0.391</text:p>
          </table:table-cell>
          <table:table-cell table:number-columns-repeated="3"/>
          <table:table-cell office:value-type="float" office:value="20.15" calcext:value-type="float">
            <text:p>20.15</text:p>
          </table:table-cell>
          <table:table-cell office:value-type="float" office:value="0.561" calcext:value-type="float">
            <text:p>0.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04" calcext:value-type="float">
            <text:p>27.04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  <table:table-cell office:value-type="float" office:value="21.26" calcext:value-type="float">
            <text:p>21.26</text:p>
          </table:table-cell>
          <table:table-cell office:value-type="float" office:value="0.808" calcext:value-type="float">
            <text:p>0.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65" calcext:value-type="float">
            <text:p>28.65</text:p>
          </table:table-cell>
          <table:table-cell office:value-type="float" office:value="0.695" calcext:value-type="float">
            <text:p>0.695</text:p>
          </table:table-cell>
          <table:table-cell table:number-columns-repeated="3"/>
          <table:table-cell office:value-type="float" office:value="21.76" calcext:value-type="float">
            <text:p>21.76</text:p>
          </table:table-cell>
          <table:table-cell office:value-type="float" office:value="1.025" calcext:value-type="float">
            <text:p>1.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34" calcext:value-type="float">
            <text:p>30.34</text:p>
          </table:table-cell>
          <table:table-cell office:value-type="float" office:value="1.24" calcext:value-type="float">
            <text:p>1.24</text:p>
          </table:table-cell>
          <table:table-cell table:number-columns-repeated="3"/>
          <table:table-cell office:value-type="float" office:value="22.66" calcext:value-type="float">
            <text:p>22.66</text:p>
          </table:table-cell>
          <table:table-cell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.206" calcext:value-type="float">
            <text:p>31.206</text:p>
          </table:table-cell>
          <table:table-cell office:value-type="float" office:value="2.113" calcext:value-type="float">
            <text:p>2.113</text:p>
          </table:table-cell>
          <table:table-cell table:number-columns-repeated="3"/>
          <table:table-cell office:value-type="float" office:value="23.18" calcext:value-type="float">
            <text:p>23.18</text:p>
          </table:table-cell>
          <table:table-cell office:value-type="float" office:value="2.89" calcext:value-type="float">
            <text:p>2.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.48" calcext:value-type="float">
            <text:p>31.48</text:p>
          </table:table-cell>
          <table:table-cell office:value-type="float" office:value="2.69" calcext:value-type="float">
            <text:p>2.69</text:p>
          </table:table-cell>
          <table:table-cell table:number-columns-repeated="3"/>
          <table:table-cell office:value-type="float" office:value="23.4" calcext:value-type="float">
            <text:p>23.4</text:p>
          </table:table-cell>
          <table:table-cell office:value-type="float" office:value="2.89" calcext:value-type="float">
            <text:p>2.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.93" calcext:value-type="float">
            <text:p>31.93</text:p>
          </table:table-cell>
          <table:table-cell office:value-type="float" office:value="3.734" calcext:value-type="float">
            <text:p>3.734</text:p>
          </table:table-cell>
          <table:table-cell table:number-columns-repeated="3"/>
          <table:table-cell office:value-type="float" office:value="23.74" calcext:value-type="float">
            <text:p>23.74</text:p>
          </table:table-cell>
          <table:table-cell office:value-type="float" office:value="2.39" calcext:value-type="float">
            <text:p>2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02" calcext:value-type="float">
            <text:p>32.02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4.61" calcext:value-type="float">
            <text:p>24.61</text:p>
          </table:table-cell>
          <table:table-cell office:value-type="float" office:value="1.26" calcext:value-type="float">
            <text:p>1.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office:value-type="float" office:value="2.99" calcext:value-type="float">
            <text:p>2.99</text:p>
          </table:table-cell>
          <table:table-cell table:number-columns-repeated="3"/>
          <table:table-cell office:value-type="float" office:value="25.29" calcext:value-type="float">
            <text:p>25.29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" calcext:value-type="float">
            <text:p>33.3</text:p>
          </table:table-cell>
          <table:table-cell office:value-type="float" office:value="1.83" calcext:value-type="float">
            <text:p>1.83</text:p>
          </table:table-cell>
          <table:table-cell table:number-columns-repeated="3"/>
          <table:table-cell office:value-type="float" office:value="26.6" calcext:value-type="float">
            <text:p>26.6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.7" calcext:value-type="float">
            <text:p>34.7</text:p>
          </table:table-cell>
          <table:table-cell office:value-type="float" office:value="0.905" calcext:value-type="float">
            <text:p>0.905</text:p>
          </table:table-cell>
          <table:table-cell table:number-columns-repeated="3"/>
          <table:table-cell office:value-type="float" office:value="27.76" calcext:value-type="float">
            <text:p>27.76</text:p>
          </table:table-cell>
          <table:table-cell office:value-type="float" office:value="0.369" calcext:value-type="float">
            <text:p>0.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29.57" calcext:value-type="float">
            <text:p>29.57</text:p>
          </table:table-cell>
          <table:table-cell office:value-type="float" office:value="0.252" calcext:value-type="float">
            <text:p>0.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.1" calcext:value-type="float">
            <text:p>38.1</text:p>
          </table:table-cell>
          <table:table-cell office:value-type="float" office:value="0.376" calcext:value-type="float">
            <text:p>0.376</text:p>
          </table:table-cell>
          <table:table-cell table:number-columns-repeated="3"/>
          <table:table-cell office:value-type="float" office:value="32.14" calcext:value-type="float">
            <text:p>32.14</text:p>
          </table:table-cell>
          <table:table-cell office:value-type="float" office:value="0.169" calcext:value-type="float">
            <text:p>0.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.88" calcext:value-type="float">
            <text:p>44.88</text:p>
          </table:table-cell>
          <table:table-cell office:value-type="float" office:value="0.159" calcext:value-type="float">
            <text:p>0.159</text:p>
          </table:table-cell>
          <table:table-cell table:number-columns-repeated="3"/>
          <table:table-cell office:value-type="float" office:value="36.35" calcext:value-type="float">
            <text:p>36.35</text:p>
          </table:table-cell>
          <table:table-cell office:value-type="float" office:value="0.107" calcext:value-type="float">
            <text:p>0.107</text:p>
          </table:table-cell>
          <table:table-cell table:number-columns-repeated="3"/>
        </table:table-row>
      </table:table>
      <table:table table:name="сводная" table:style-name="ta1"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3"/>
        <table:table-column table:style-name="co1" table:default-cell-style-name="ce9"/>
        <table:table-column table:style-name="co1" table:number-columns-repeated="2" table:default-cell-style-name="ce3"/>
        <table:table-column table:style-name="co1" table:default-cell-style-name="ce10"/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n, нФ</text:p>
          </table:table-cell>
          <table:table-cell table:style-name="ce2" office:value-type="string" calcext:value-type="string">
            <text:p>f0n, кГц </text:p>
          </table:table-cell>
          <table:table-cell table:style-name="ce2" office:value-type="string" calcext:value-type="string">
            <text:p>Uc, В</text:p>
          </table:table-cell>
          <table:table-cell table:style-name="ce2" office:value-type="string" calcext:value-type="string">
            <text:p>E, В</text:p>
          </table:table-cell>
          <table:table-cell table:style-name="ce2" office:value-type="string" calcext:value-type="string">
            <text:p>L, мкГн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ho, Ом</text:p>
          </table:table-cell>
          <table:table-cell table:style-name="ce2" office:value-type="string" calcext:value-type="string">
            <text:p>Rsum, Ом</text:p>
          </table:table-cell>
          <table:table-cell table:style-name="ce2" office:value-type="string" calcext:value-type="string">
            <text:p>Rsmax, ом</text:p>
          </table:table-cell>
          <table:table-cell table:style-name="ce2" office:value-type="string" calcext:value-type="string">
            <text:p>Rl, Ом</text:p>
          </table:table-cell>
          <table:table-cell table:style-name="ce2" office:value-type="string" calcext:value-type="string">
            <text:p>I, мА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.05" calcext:value-type="float">
            <text:p>32.05</text:p>
          </table:table-cell>
          <table:table-cell office:value-type="float" office:value="3.81" calcext:value-type="float">
            <text:p>3.81</text:p>
          </table:table-cell>
          <table:table-cell office:value-type="float" office:value="0.1504" calcext:value-type="float">
            <text:p>0.1504</text:p>
          </table:table-cell>
          <table:table-cell table:formula="of:=1/([.D4]*4*3.1415^2*[.E4]^2)" office:value-type="float" office:value="0.000000986438023151444" calcext:value-type="float">
            <text:p>9.86E-07</text:p>
          </table:table-cell>
          <table:table-cell table:formula="of:=[.F4]/[.G4]" office:value-type="float" office:value="25.3324468085106" calcext:value-type="float">
            <text:p>25.3</text:p>
          </table:table-cell>
          <table:table-cell/>
          <table:table-cell table:formula="of:=1/([.D4]/1000000000*[.I4]*[.E4]*1000*2*3.1416)" office:value-type="float" office:value="7.84104478034542" calcext:value-type="float">
            <text:p>7.84</text:p>
          </table:table-cell>
          <table:table-cell table:number-columns-repeated="2"/>
          <table:table-cell table:formula="of:=[.K4]*[.G4]" office:value-type="float" office:value="1.17929313496395" calcext:value-type="float">
            <text:p>1.17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.2" calcext:value-type="float">
            <text:p>33.2</text:p>
          </table:table-cell>
          <table:table-cell office:value-type="float" office:value="27.87" calcext:value-type="float">
            <text:p>27.87</text:p>
          </table:table-cell>
          <table:table-cell office:value-type="float" office:value="2.806" calcext:value-type="float">
            <text:p>2.81</text:p>
          </table:table-cell>
          <table:table-cell office:value-type="float" office:value="0.1504" calcext:value-type="float">
            <text:p>0.1504</text:p>
          </table:table-cell>
          <table:table-cell table:formula="of:=1/([.D5]*4*3.1415^2*[.E5]^2)" office:value-type="float" office:value="0.000000982321974801509" calcext:value-type="float">
            <text:p>9.82E-07</text:p>
          </table:table-cell>
          <table:table-cell table:formula="of:=[.F5]/[.G5]" office:value-type="float" office:value="18.656914893617" calcext:value-type="float">
            <text:p>18.7</text:p>
          </table:table-cell>
          <table:table-cell/>
          <table:table-cell table:formula="of:=1/([.D5]/1000000000*[.I5]*[.E5]*1000*2*3.1416)" office:value-type="float" office:value="9.21943343910688" calcext:value-type="float">
            <text:p>9.22</text:p>
          </table:table-cell>
          <table:table-cell table:number-columns-repeated="2"/>
          <table:table-cell table:formula="of:=[.K5]*[.G5]" office:value-type="float" office:value="1.38660278924168" calcext:value-type="float">
            <text:p>1.38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7.5" calcext:value-type="float">
            <text:p>47.5</text:p>
          </table:table-cell>
          <table:table-cell office:value-type="float" office:value="23.3" calcext:value-type="float">
            <text:p>23.3</text:p>
          </table:table-cell>
          <table:table-cell office:value-type="float" office:value="2.9477" calcext:value-type="float">
            <text:p>2.95</text:p>
          </table:table-cell>
          <table:table-cell office:value-type="float" office:value="0.1504" calcext:value-type="float">
            <text:p>0.1504</text:p>
          </table:table-cell>
          <table:table-cell table:formula="of:=1/([.D6]*4*3.1415^2*[.E6]^2)" office:value-type="float" office:value="0.000000982336834229499" calcext:value-type="float">
            <text:p>9.82E-07</text:p>
          </table:table-cell>
          <table:table-cell table:formula="of:=[.F6]/[.G6]" office:value-type="float" office:value="19.5990691489362" calcext:value-type="float">
            <text:p>19.6</text:p>
          </table:table-cell>
          <table:table-cell/>
          <table:table-cell table:formula="of:=1/([.D6]/1000000000*[.I6]*[.E6]*1000*2*3.1416)" office:value-type="float" office:value="7.33726390982095" calcext:value-type="float">
            <text:p>7.34</text:p>
          </table:table-cell>
          <table:table-cell table:number-columns-repeated="2"/>
          <table:table-cell table:formula="of:=[.K6]*[.G6]" office:value-type="float" office:value="1.10352449203707" calcext:value-type="float">
            <text:p>1.10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21.24" calcext:value-type="float">
            <text:p>21.24</text:p>
          </table:table-cell>
          <table:table-cell office:value-type="float" office:value="2.732" calcext:value-type="float">
            <text:p>2.73</text:p>
          </table:table-cell>
          <table:table-cell office:value-type="float" office:value="0.1504" calcext:value-type="float">
            <text:p>0.1504</text:p>
          </table:table-cell>
          <table:table-cell table:formula="of:=1/([.D7]*4*3.1415^2*[.E7]^2)" office:value-type="float" office:value="0.000000981659394069102" calcext:value-type="float">
            <text:p>9.82E-07</text:p>
          </table:table-cell>
          <table:table-cell table:formula="of:=[.F7]/[.G7]" office:value-type="float" office:value="18.1648936170213" calcext:value-type="float">
            <text:p>18.2</text:p>
          </table:table-cell>
          <table:table-cell/>
          <table:table-cell table:formula="of:=1/([.D7]/1000000000*[.I7]*[.E7]*1000*2*3.1416)" office:value-type="float" office:value="7.21166785067456" calcext:value-type="float">
            <text:p>7.21</text:p>
          </table:table-cell>
          <table:table-cell table:number-columns-repeated="2"/>
          <table:table-cell table:formula="of:=[.K7]*[.G7]" office:value-type="float" office:value="1.08463484474145" calcext:value-type="float">
            <text:p>1.08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.4" calcext:value-type="float">
            <text:p>67.4</text:p>
          </table:table-cell>
          <table:table-cell office:value-type="float" office:value="19.57" calcext:value-type="float">
            <text:p>19.57</text:p>
          </table:table-cell>
          <table:table-cell office:value-type="float" office:value="2.53" calcext:value-type="float">
            <text:p>2.53</text:p>
          </table:table-cell>
          <table:table-cell office:value-type="float" office:value="0.1504" calcext:value-type="float">
            <text:p>0.1504</text:p>
          </table:table-cell>
          <table:table-cell table:formula="of:=1/([.D8]*4*3.1415^2*[.E8]^2)" office:value-type="float" office:value="0.000000981350917207893" calcext:value-type="float">
            <text:p>9.81E-07</text:p>
          </table:table-cell>
          <table:table-cell table:formula="of:=[.F8]/[.G8]" office:value-type="float" office:value="16.8218085106383" calcext:value-type="float">
            <text:p>16.8</text:p>
          </table:table-cell>
          <table:table-cell/>
          <table:table-cell table:formula="of:=1/([.D8]/1000000000*[.I8]*[.E8]*1000*2*3.1416)" office:value-type="float" office:value="7.17291540533812" calcext:value-type="float">
            <text:p>7.17</text:p>
          </table:table-cell>
          <table:table-cell table:number-columns-repeated="2"/>
          <table:table-cell table:formula="of:=[.K8]*[.G8]" office:value-type="float" office:value="1.07880647696285" calcext:value-type="float">
            <text:p>1.07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17.72" calcext:value-type="float">
            <text:p>17.72</text:p>
          </table:table-cell>
          <table:table-cell office:value-type="float" office:value="2.343" calcext:value-type="float">
            <text:p>2.34</text:p>
          </table:table-cell>
          <table:table-cell office:value-type="float" office:value="0.1504" calcext:value-type="float">
            <text:p>0.1504</text:p>
          </table:table-cell>
          <table:table-cell table:formula="of:=1/([.D9]*4*3.1415^2*[.E9]^2)" office:value-type="float" office:value="0.000000982641922106349" calcext:value-type="float">
            <text:p>9.83E-07</text:p>
          </table:table-cell>
          <table:table-cell table:formula="of:=[.F9]/[.G9]" office:value-type="float" office:value="15.5784574468085" calcext:value-type="float">
            <text:p>15.6</text:p>
          </table:table-cell>
          <table:table-cell/>
          <table:table-cell table:formula="of:=1/([.D9]/1000000000*[.I9]*[.E9]*1000*2*3.1416)" office:value-type="float" office:value="7.0224359866862" calcext:value-type="float">
            <text:p>7.02</text:p>
          </table:table-cell>
          <table:table-cell table:number-columns-repeated="2"/>
          <table:table-cell table:formula="of:=[.K9]*[.G9]" office:value-type="float" office:value="1.0561743723976" calcext:value-type="float">
            <text:p>1.05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.6" calcext:value-type="float">
            <text:p>99.6</text:p>
          </table:table-cell>
          <table:table-cell office:value-type="float" office:value="16.09" calcext:value-type="float">
            <text:p>16.09</text:p>
          </table:table-cell>
          <table:table-cell office:value-type="float" office:value="2.1528" calcext:value-type="float">
            <text:p>2.15</text:p>
          </table:table-cell>
          <table:table-cell office:value-type="float" office:value="0.1504" calcext:value-type="float">
            <text:p>0.1504</text:p>
          </table:table-cell>
          <table:table-cell table:formula="of:=1/([.D10]*4*3.1415^2*[.E10]^2)" office:value-type="float" office:value="0.000000982413798998103" calcext:value-type="float">
            <text:p>9.82E-07</text:p>
          </table:table-cell>
          <table:table-cell table:formula="of:=[.F10]/[.G10]" office:value-type="float" office:value="14.313829787234" calcext:value-type="float">
            <text:p>14.3</text:p>
          </table:table-cell>
          <table:table-cell/>
          <table:table-cell table:formula="of:=1/([.D10]/1000000000*[.I10]*[.E10]*1000*2*3.1416)" office:value-type="float" office:value="6.93821710093263" calcext:value-type="float">
            <text:p>6.94</text:p>
          </table:table-cell>
          <table:table-cell table:number-columns-repeated="2"/>
          <table:table-cell table:formula="of:=[.K10]*[.G10]" office:value-type="float" office:value="1.04350785198027" calcext:value-type="float">
            <text:p>1.044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 table:style-name="ce1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Среднее</text:p>
          </table:table-cell>
          <table:table-cell table:style-name="Default" table:number-columns-repeated="4"/>
          <table:table-cell table:style-name="ce6" table:formula="of:=AVERAGE([.H4:.H10])" office:value-type="float" office:value="0.000000982737552080557" calcext:value-type="float">
            <text:p>9.83E-07</text:p>
          </table:table-cell>
          <table:table-cell table:style-name="Default" table:number-columns-repeated="6"/>
        </table:table-row>
      </table:table>
      <table:table table:name="фчх" table:style-name="ta1">
        <table:shapes>
          <draw:frame draw:z-index="0" draw:style-name="gr1" draw:text-style-name="P1" svg:width="6.2988in" svg:height="3.5429in" svg:x="0in" svg:y="3.961in">
            <draw:object draw:notify-on-update-of-ranges="фчх.B2:фчх.B18 фчх.B1:фчх.B1 фчх.E2:фчх.E18 фчх.H2:фчх.H24 фчх.K2:фчх.K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1, нФ</text:p>
          </table:table-cell>
          <table:table-cell office:value-type="string" calcext:value-type="string">
            <text:p>f, кГц</text:p>
          </table:table-cell>
          <table:table-cell office:value-type="string" calcext:value-type="string">
            <text:p>x0, мс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C3, нФ</text:p>
          </table:table-cell>
          <table:table-cell office:value-type="string" calcext:value-type="string">
            <text:p>f, кГц</text:p>
          </table:table-cell>
          <table:table-cell office:value-type="string" calcext:value-type="string">
            <text:p>x0, мс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3*32" office:value-type="float" office:value="9.6" calcext:value-type="float">
            <text:p>9.6</text:p>
          </table:table-cell>
          <table:table-cell table:formula="of:=1/[.B2]/2" office:value-type="float" office:value="0.0520833333333333" calcext:value-type="float">
            <text:p>0.052083333333333</text:p>
          </table:table-cell>
          <table:table-cell table:formula="of:=1/[.B2]/2" office:value-type="float" office:value="0.0520833333333333" calcext:value-type="float">
            <text:p>0.052083333333333</text:p>
          </table:table-cell>
          <table:table-cell table:formula="of:=3.1416*[.D2]/[.C2]" office:value-type="float" office:value="3.1416" calcext:value-type="float">
            <text:p>3.1416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10" calcext:value-type="float">
            <text:p>10</text:p>
          </table:table-cell>
          <table:table-cell table:formula="of:=1/[.H2]/2" office:value-type="float" office:value="0.05" calcext:value-type="float">
            <text:p>0.05</text:p>
          </table:table-cell>
          <table:table-cell table:formula="of:=1/[.H2]/2" office:value-type="float" office:value="0.05" calcext:value-type="float">
            <text:p>0.05</text:p>
          </table:table-cell>
          <table:table-cell table:formula="of:=3.1416*[.J2]/[.I2]" office:value-type="float" office:value="3.1416" calcext:value-type="float">
            <text:p>3.14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[.B3]/2" office:value-type="float" office:value="0.0454545454545455" calcext:value-type="float">
            <text:p>0.045454545454546</text:p>
          </table:table-cell>
          <table:table-cell table:formula="of:=1/[.B3]/2" office:value-type="float" office:value="0.0454545454545455" calcext:value-type="float">
            <text:p>0.045454545454546</text:p>
          </table:table-cell>
          <table:table-cell table:formula="of:=3.1416*[.D3]/[.C3]" office:value-type="float" office:value="3.1416" calcext:value-type="float">
            <text:p>3.14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/[.H3]/2" office:value-type="float" office:value="0.0416666666666667" calcext:value-type="float">
            <text:p>0.041666666666667</text:p>
          </table:table-cell>
          <table:table-cell table:formula="of:=1/[.H3]/2" office:value-type="float" office:value="0.0416666666666667" calcext:value-type="float">
            <text:p>0.041666666666667</text:p>
          </table:table-cell>
          <table:table-cell table:formula="of:=3.1416*[.J3]/[.I3]" office:value-type="float" office:value="3.1416" calcext:value-type="float">
            <text:p>3.14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[.B4]/2" office:value-type="float" office:value="0.0384615384615385" calcext:value-type="float">
            <text:p>0.038461538461539</text:p>
          </table:table-cell>
          <table:table-cell table:formula="of:=1/[.B4]/2" office:value-type="float" office:value="0.0384615384615385" calcext:value-type="float">
            <text:p>0.038461538461539</text:p>
          </table:table-cell>
          <table:table-cell table:formula="of:=3.1416*[.D4]/[.C4]" office:value-type="float" office:value="3.1416" calcext:value-type="float">
            <text:p>3.14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1/[.H4]/2" office:value-type="float" office:value="0.0357142857142857" calcext:value-type="float">
            <text:p>0.035714285714286</text:p>
          </table:table-cell>
          <table:table-cell table:formula="of:=1/[.H4]/2" office:value-type="float" office:value="0.0357142857142857" calcext:value-type="float">
            <text:p>0.035714285714286</text:p>
          </table:table-cell>
          <table:table-cell table:formula="of:=3.1416*[.J4]/[.I4]" office:value-type="float" office:value="3.1416" calcext:value-type="float">
            <text:p>3.14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[.B5]/2" office:value-type="float" office:value="0.0333333333333333" calcext:value-type="float">
            <text:p>0.033333333333333</text:p>
          </table:table-cell>
          <table:table-cell table:formula="of:=1/[.B5]/2" office:value-type="float" office:value="0.0333333333333333" calcext:value-type="float">
            <text:p>0.033333333333333</text:p>
          </table:table-cell>
          <table:table-cell table:formula="of:=3.1416*[.D5]/[.C5]" office:value-type="float" office:value="3.1416" calcext:value-type="float">
            <text:p>3.14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/[.H5]/2" office:value-type="float" office:value="0.03125" calcext:value-type="float">
            <text:p>0.03125</text:p>
          </table:table-cell>
          <table:table-cell table:formula="of:=1/[.H5]/2" office:value-type="float" office:value="0.03125" calcext:value-type="float">
            <text:p>0.03125</text:p>
          </table:table-cell>
          <table:table-cell table:formula="of:=3.1416*[.J5]/[.I5]" office:value-type="float" office:value="3.1416" calcext:value-type="float">
            <text:p>3.141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[.B6]/2" office:value-type="float" office:value="0.0263157894736842" calcext:value-type="float">
            <text:p>0.026315789473684</text:p>
          </table:table-cell>
          <table:table-cell table:formula="of:=1/[.B6]/2" office:value-type="float" office:value="0.0263157894736842" calcext:value-type="float">
            <text:p>0.026315789473684</text:p>
          </table:table-cell>
          <table:table-cell table:formula="of:=3.1416*[.D6]/[.C6]" office:value-type="float" office:value="3.1416" calcext:value-type="float">
            <text:p>3.14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1/[.H6]/2" office:value-type="float" office:value="0.0277777777777778" calcext:value-type="float">
            <text:p>0.027777777777778</text:p>
          </table:table-cell>
          <table:table-cell table:formula="of:=1/[.H6]/2" office:value-type="float" office:value="0.0277777777777778" calcext:value-type="float">
            <text:p>0.027777777777778</text:p>
          </table:table-cell>
          <table:table-cell table:formula="of:=3.1416*[.J6]/[.I6]" office:value-type="float" office:value="3.1416" calcext:value-type="float">
            <text:p>3.141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1/[.B7]/2" office:value-type="float" office:value="0.0238095238095238" calcext:value-type="float">
            <text:p>0.023809523809524</text:p>
          </table:table-cell>
          <table:table-cell table:formula="of:=1/[.B7]/2" office:value-type="float" office:value="0.0238095238095238" calcext:value-type="float">
            <text:p>0.023809523809524</text:p>
          </table:table-cell>
          <table:table-cell table:formula="of:=3.1416*[.D7]/[.C7]" office:value-type="float" office:value="3.1416" calcext:value-type="float">
            <text:p>3.1416</text:p>
          </table:table-cell>
          <table:table-cell table:number-columns-repeated="2"/>
          <table:table-cell office:value-type="float" office:value="18.45" calcext:value-type="float">
            <text:p>18.45</text:p>
          </table:table-cell>
          <table:table-cell table:formula="of:=1/[.H7]/2" office:value-type="float" office:value="0.02710027100271" calcext:value-type="float">
            <text:p>0.02710027100271</text:p>
          </table:table-cell>
          <table:table-cell table:formula="of:=5.6*5/1000" office:value-type="float" office:value="0.028" calcext:value-type="float">
            <text:p>0.028</text:p>
          </table:table-cell>
          <table:table-cell table:formula="of:=3.1416*[.J7]/[.I7]" office:value-type="float" office:value="3.24590112" calcext:value-type="float">
            <text:p>3.24590112</text:p>
          </table:table-cell>
        </table:table-row>
        <table:table-row table:style-name="ro1">
          <table:table-cell/>
          <table:table-cell office:value-type="float" office:value="22.7" calcext:value-type="float">
            <text:p>22.7</text:p>
          </table:table-cell>
          <table:table-cell table:formula="of:=1/[.B8]/2" office:value-type="float" office:value="0.0220264317180617" calcext:value-type="float">
            <text:p>0.022026431718062</text:p>
          </table:table-cell>
          <table:table-cell table:formula="of:=1/[.B8]/2" office:value-type="float" office:value="0.0220264317180617" calcext:value-type="float">
            <text:p>0.022026431718062</text:p>
          </table:table-cell>
          <table:table-cell table:formula="of:=3.1416*[.D8]/[.C8]" office:value-type="float" office:value="3.1416" calcext:value-type="float">
            <text:p>3.1416</text:p>
          </table:table-cell>
          <table:table-cell table:number-columns-repeated="2"/>
          <table:table-cell office:value-type="float" office:value="19.14" calcext:value-type="float">
            <text:p>19.14</text:p>
          </table:table-cell>
          <table:table-cell table:formula="of:=1/[.H8]/2" office:value-type="float" office:value="0.0261233019853709" calcext:value-type="float">
            <text:p>0.026123301985371</text:p>
          </table:table-cell>
          <table:table-cell table:formula="of:=5.4/200" office:value-type="float" office:value="0.027" calcext:value-type="float">
            <text:p>0.027</text:p>
          </table:table-cell>
          <table:table-cell table:formula="of:=3.1416*[.J8]/[.I8]" office:value-type="float" office:value="3.247032096" calcext:value-type="float">
            <text:p>3.247032096</text:p>
          </table:table-cell>
        </table:table-row>
        <table:table-row table:style-name="ro1">
          <table:table-cell office:value-type="string" calcext:value-type="string">
            <text:p>E, В</text:p>
          </table:table-cell>
          <table:table-cell office:value-type="float" office:value="28.38" calcext:value-type="float">
            <text:p>28.38</text:p>
          </table:table-cell>
          <table:table-cell table:formula="of:=1/[.B9]/2" office:value-type="float" office:value="0.0176180408738548" calcext:value-type="float">
            <text:p>0.017618040873855</text:p>
          </table:table-cell>
          <table:table-cell table:formula="of:=9.2*2/1000" office:value-type="float" office:value="0.0184" calcext:value-type="float">
            <text:p>0.0184</text:p>
          </table:table-cell>
          <table:table-cell table:formula="of:=3.1416*[.D9]/[.C9]" office:value-type="float" office:value="3.2810367744" calcext:value-type="float">
            <text:p>3.2810367744</text:p>
          </table:table-cell>
          <table:table-cell/>
          <table:table-cell office:value-type="string" calcext:value-type="string">
            <text:p>E, В</text:p>
          </table:table-cell>
          <table:table-cell office:value-type="float" office:value="20.23" calcext:value-type="float">
            <text:p>20.23</text:p>
          </table:table-cell>
          <table:table-cell table:formula="of:=1/[.H9]/2" office:value-type="float" office:value="0.0247157686604053" calcext:value-type="float">
            <text:p>0.024715768660405</text:p>
          </table:table-cell>
          <table:table-cell table:formula="of:=5.2/200" office:value-type="float" office:value="0.026" calcext:value-type="float">
            <text:p>0.026</text:p>
          </table:table-cell>
          <table:table-cell table:formula="of:=3.1416*[.J9]/[.I9]" office:value-type="float" office:value="3.304837536" calcext:value-type="float">
            <text:p>3.30483753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9.98" calcext:value-type="float">
            <text:p>29.98</text:p>
          </table:table-cell>
          <table:table-cell table:formula="of:=1/[.B10]/2" office:value-type="float" office:value="0.0166777851901268" calcext:value-type="float">
            <text:p>0.016677785190127</text:p>
          </table:table-cell>
          <table:table-cell table:formula="of:=9/500" office:value-type="float" office:value="0.018" calcext:value-type="float">
            <text:p>0.018</text:p>
          </table:table-cell>
          <table:table-cell table:formula="of:=3.1416*[.D10]/[.C10]" office:value-type="float" office:value="3.390666048" calcext:value-type="float">
            <text:p>3.39066604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21.77" calcext:value-type="float">
            <text:p>21.77</text:p>
          </table:table-cell>
          <table:table-cell table:formula="of:=1/[.H10]/2" office:value-type="float" office:value="0.0229673863114378" calcext:value-type="float">
            <text:p>0.022967386311438</text:p>
          </table:table-cell>
          <table:table-cell table:formula="of:=5.1/200" office:value-type="float" office:value="0.0255" calcext:value-type="float">
            <text:p>0.0255</text:p>
          </table:table-cell>
          <table:table-cell table:formula="of:=3.1416*[.J10]/[.I10]" office:value-type="float" office:value="3.488024232" calcext:value-type="float">
            <text:p>3.488024232</text:p>
          </table:table-cell>
        </table:table-row>
        <table:table-row table:style-name="ro1">
          <table:table-cell/>
          <table:table-cell office:value-type="float" office:value="31.5" calcext:value-type="float">
            <text:p>31.5</text:p>
          </table:table-cell>
          <table:table-cell table:formula="of:=1/[.B11]/2" office:value-type="float" office:value="0.0158730158730159" calcext:value-type="float">
            <text:p>0.015873015873016</text:p>
          </table:table-cell>
          <table:table-cell table:formula="of:=10/500" office:value-type="float" office:value="0.02" calcext:value-type="float">
            <text:p>0.02</text:p>
          </table:table-cell>
          <table:table-cell table:formula="of:=3.1416*[.D11]/[.C11]" office:value-type="float" office:value="3.958416" calcext:value-type="float">
            <text:p>3.958416</text:p>
          </table:table-cell>
          <table:table-cell table:number-columns-repeated="2"/>
          <table:table-cell office:value-type="float" office:value="22.31" calcext:value-type="float">
            <text:p>22.31</text:p>
          </table:table-cell>
          <table:table-cell table:formula="of:=1/[.H11]/2" office:value-type="float" office:value="0.0224114746750336" calcext:value-type="float">
            <text:p>0.022411474675034</text:p>
          </table:table-cell>
          <table:table-cell table:formula="of:=5.2/200" office:value-type="float" office:value="0.026" calcext:value-type="float">
            <text:p>0.026</text:p>
          </table:table-cell>
          <table:table-cell table:formula="of:=3.1416*[.J11]/[.I11]" office:value-type="float" office:value="3.644632992" calcext:value-type="float">
            <text:p>3.644632992</text:p>
          </table:table-cell>
        </table:table-row>
        <table:table-row table:style-name="ro1">
          <table:table-cell/>
          <table:table-cell office:value-type="float" office:value="32.52" calcext:value-type="float">
            <text:p>32.52</text:p>
          </table:table-cell>
          <table:table-cell table:formula="of:=1/[.B12]/2" office:value-type="float" office:value="0.0153751537515375" calcext:value-type="float">
            <text:p>0.015375153751538</text:p>
          </table:table-cell>
          <table:table-cell table:formula="of:=5.2/200" office:value-type="float" office:value="0.026" calcext:value-type="float">
            <text:p>0.026</text:p>
          </table:table-cell>
          <table:table-cell table:formula="of:=3.1416*[.D12]/[.C12]" office:value-type="float" office:value="5.312571264" calcext:value-type="float">
            <text:p>5.312571264</text:p>
          </table:table-cell>
          <table:table-cell table:number-columns-repeated="2"/>
          <table:table-cell office:value-type="float" office:value="22.66" calcext:value-type="float">
            <text:p>22.66</text:p>
          </table:table-cell>
          <table:table-cell table:formula="of:=1/[.H12]/2" office:value-type="float" office:value="0.0220653133274492" calcext:value-type="float">
            <text:p>0.022065313327449</text:p>
          </table:table-cell>
          <table:table-cell table:formula="of:=5.4/200" office:value-type="float" office:value="0.027" calcext:value-type="float">
            <text:p>0.027</text:p>
          </table:table-cell>
          <table:table-cell table:formula="of:=3.1416*[.J12]/[.I12]" office:value-type="float" office:value="3.844187424" calcext:value-type="float">
            <text:p>3.844187424</text:p>
          </table:table-cell>
        </table:table-row>
        <table:table-row table:style-name="ro1">
          <table:table-cell/>
          <table:table-cell office:value-type="float" office:value="33.47" calcext:value-type="float">
            <text:p>33.47</text:p>
          </table:table-cell>
          <table:table-cell table:formula="of:=1/[.B13]/2" office:value-type="float" office:value="0.0149387511204063" calcext:value-type="float">
            <text:p>0.014938751120406</text:p>
          </table:table-cell>
          <table:table-cell table:formula="of:=5.5/200" office:value-type="float" office:value="0.0275" calcext:value-type="float">
            <text:p>0.0275</text:p>
          </table:table-cell>
          <table:table-cell table:formula="of:=3.1416*[.D13]/[.C13]" office:value-type="float" office:value="5.78321436" calcext:value-type="float">
            <text:p>5.78321436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table:formula="of:=1/[.H13]/2" office:value-type="float" office:value="0.0219298245614035" calcext:value-type="float">
            <text:p>0.021929824561404</text:p>
          </table:table-cell>
          <table:table-cell table:formula="of:=5.6/200" office:value-type="float" office:value="0.028" calcext:value-type="float">
            <text:p>0.028</text:p>
          </table:table-cell>
          <table:table-cell table:formula="of:=3.1416*[.J13]/[.I13]" office:value-type="float" office:value="4.01119488" calcext:value-type="float">
            <text:p>4.01119488</text:p>
          </table:table-cell>
        </table:table-row>
        <table:table-row table:style-name="ro1">
          <table:table-cell/>
          <table:table-cell office:value-type="float" office:value="34.2" calcext:value-type="float">
            <text:p>34.2</text:p>
          </table:table-cell>
          <table:table-cell table:formula="of:=1/[.B14]/2" office:value-type="float" office:value="0.0146198830409357" calcext:value-type="float">
            <text:p>0.014619883040936</text:p>
          </table:table-cell>
          <table:table-cell table:formula="of:=5.5/200" office:value-type="float" office:value="0.0275" calcext:value-type="float">
            <text:p>0.0275</text:p>
          </table:table-cell>
          <table:table-cell table:formula="of:=3.1416*[.D14]/[.C14]" office:value-type="float" office:value="5.9093496" calcext:value-type="float">
            <text:p>5.9093496</text:p>
          </table:table-cell>
          <table:table-cell table:number-columns-repeated="2"/>
          <table:table-cell office:value-type="float" office:value="23.07" calcext:value-type="float">
            <text:p>23.07</text:p>
          </table:table-cell>
          <table:table-cell table:formula="of:=1/[.H14]/2" office:value-type="float" office:value="0.0216731686172518" calcext:value-type="float">
            <text:p>0.021673168617252</text:p>
          </table:table-cell>
          <table:table-cell table:formula="of:=6/200" office:value-type="float" office:value="0.03" calcext:value-type="float">
            <text:p>0.03</text:p>
          </table:table-cell>
          <table:table-cell table:formula="of:=3.1416*[.J14]/[.I14]" office:value-type="float" office:value="4.34860272" calcext:value-type="float">
            <text:p>4.34860272</text:p>
          </table:table-cell>
        </table:table-row>
        <table:table-row table:style-name="ro1">
          <table:table-cell/>
          <table:table-cell office:value-type="float" office:value="35.92" calcext:value-type="float">
            <text:p>35.92</text:p>
          </table:table-cell>
          <table:table-cell table:formula="of:=1/[.B15]/2" office:value-type="float" office:value="0.0139198218262806" calcext:value-type="float">
            <text:p>0.013919821826281</text:p>
          </table:table-cell>
          <table:table-cell table:formula="of:=5.4/200" office:value-type="float" office:value="0.027" calcext:value-type="float">
            <text:p>0.027</text:p>
          </table:table-cell>
          <table:table-cell table:formula="of:=3.1416*[.D15]/[.C15]" office:value-type="float" office:value="6.093698688" calcext:value-type="float">
            <text:p>6.093698688</text:p>
          </table:table-cell>
          <table:table-cell table:number-columns-repeated="2"/>
          <table:table-cell office:value-type="float" office:value="23.27" calcext:value-type="float">
            <text:p>23.27</text:p>
          </table:table-cell>
          <table:table-cell table:formula="of:=1/[.H15]/2" office:value-type="float" office:value="0.0214868929952729" calcext:value-type="float">
            <text:p>0.021486892995273</text:p>
          </table:table-cell>
          <table:table-cell table:formula="of:=6.4/200" office:value-type="float" office:value="0.032" calcext:value-type="float">
            <text:p>0.032</text:p>
          </table:table-cell>
          <table:table-cell table:formula="of:=3.1416*[.J15]/[.I15]" office:value-type="float" office:value="4.678722048" calcext:value-type="float">
            <text:p>4.678722048</text:p>
          </table:table-cell>
        </table:table-row>
        <table:table-row table:style-name="ro1">
          <table:table-cell/>
          <table:table-cell office:value-type="float" office:value="37.65" calcext:value-type="float">
            <text:p>37.65</text:p>
          </table:table-cell>
          <table:table-cell table:formula="of:=1/[.B16]/2" office:value-type="float" office:value="0.0132802124833997" calcext:value-type="float">
            <text:p>0.0132802124834</text:p>
          </table:table-cell>
          <table:table-cell table:formula="of:=5.2/200" office:value-type="float" office:value="0.026" calcext:value-type="float">
            <text:p>0.026</text:p>
          </table:table-cell>
          <table:table-cell table:formula="of:=3.1416*[.D16]/[.C16]" office:value-type="float" office:value="6.15062448" calcext:value-type="float">
            <text:p>6.15062448</text:p>
          </table:table-cell>
          <table:table-cell table:number-columns-repeated="2"/>
          <table:table-cell office:value-type="float" office:value="23.44" calcext:value-type="float">
            <text:p>23.44</text:p>
          </table:table-cell>
          <table:table-cell table:formula="of:=1/[.H16]/2" office:value-type="float" office:value="0.0213310580204778" calcext:value-type="float">
            <text:p>0.021331058020478</text:p>
          </table:table-cell>
          <table:table-cell table:formula="of:=6.7/200" office:value-type="float" office:value="0.0335" calcext:value-type="float">
            <text:p>0.0335</text:p>
          </table:table-cell>
          <table:table-cell table:formula="of:=3.1416*[.J16]/[.I16]" office:value-type="float" office:value="4.933819968" calcext:value-type="float">
            <text:p>4.933819968</text:p>
          </table:table-cell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table:formula="of:=1/[.B17]/2" office:value-type="float" office:value="0.0126903553299492" calcext:value-type="float">
            <text:p>0.012690355329949</text:p>
          </table:table-cell>
          <table:table-cell table:formula="of:=5/200" office:value-type="float" office:value="0.025" calcext:value-type="float">
            <text:p>0.025</text:p>
          </table:table-cell>
          <table:table-cell table:formula="of:=3.1416*[.D17]/[.C17]" office:value-type="float" office:value="6.188952" calcext:value-type="float">
            <text:p>6.188952</text:p>
          </table:table-cell>
          <table:table-cell table:number-columns-repeated="2"/>
          <table:table-cell office:value-type="float" office:value="23.6" calcext:value-type="float">
            <text:p>23.6</text:p>
          </table:table-cell>
          <table:table-cell table:formula="of:=1/[.H17]/2" office:value-type="float" office:value="0.0211864406779661" calcext:value-type="float">
            <text:p>0.021186440677966</text:p>
          </table:table-cell>
          <table:table-cell table:formula="of:=7/200" office:value-type="float" office:value="0.035" calcext:value-type="float">
            <text:p>0.035</text:p>
          </table:table-cell>
          <table:table-cell table:formula="of:=3.1416*[.J17]/[.I17]" office:value-type="float" office:value="5.1899232" calcext:value-type="float">
            <text:p>5.1899232</text:p>
          </table:table-cell>
        </table:table-row>
        <table:table-row table:style-name="ro1">
          <table:table-cell/>
          <table:table-cell office:value-type="float" office:value="40.93" calcext:value-type="float">
            <text:p>40.93</text:p>
          </table:table-cell>
          <table:table-cell table:formula="of:=1/[.B18]/2" office:value-type="float" office:value="0.0122159784998778" calcext:value-type="float">
            <text:p>0.012215978499878</text:p>
          </table:table-cell>
          <table:table-cell table:formula="of:=[.C18]*2" office:value-type="float" office:value="0.0244319569997557" calcext:value-type="float">
            <text:p>0.024431956999756</text:p>
          </table:table-cell>
          <table:table-cell table:formula="of:=3.1416*[.D18]/[.C18]" office:value-type="float" office:value="6.2832" calcext:value-type="float">
            <text:p>6.2832</text:p>
          </table:table-cell>
          <table:table-cell table:number-columns-repeated="2"/>
          <table:table-cell office:value-type="float" office:value="24.1" calcext:value-type="float">
            <text:p>24.1</text:p>
          </table:table-cell>
          <table:table-cell table:formula="of:=1/[.H18]/2" office:value-type="float" office:value="0.020746887966805" calcext:value-type="float">
            <text:p>0.020746887966805</text:p>
          </table:table-cell>
          <table:table-cell table:formula="of:=7.4/200" office:value-type="float" office:value="0.037" calcext:value-type="float">
            <text:p>0.037</text:p>
          </table:table-cell>
          <table:table-cell table:formula="of:=3.1416*[.J18]/[.I18]" office:value-type="float" office:value="5.60272944" calcext:value-type="float">
            <text:p>5.60272944</text:p>
          </table:table-cell>
        </table:table-row>
        <table:table-row table:style-name="ro1">
          <table:table-cell table:number-columns-repeated="7"/>
          <table:table-cell office:value-type="float" office:value="24.94" calcext:value-type="float">
            <text:p>24.94</text:p>
          </table:table-cell>
          <table:table-cell table:formula="of:=1/[.H19]/2" office:value-type="float" office:value="0.0200481154771451" calcext:value-type="float">
            <text:p>0.020048115477145</text:p>
          </table:table-cell>
          <table:table-cell table:formula="of:=7.5/200" office:value-type="float" office:value="0.0375" calcext:value-type="float">
            <text:p>0.0375</text:p>
          </table:table-cell>
          <table:table-cell table:formula="of:=3.1416*[.J19]/[.I19]" office:value-type="float" office:value="5.8763628" calcext:value-type="float">
            <text:p>5.8763628</text:p>
          </table:table-cell>
        </table:table-row>
        <table:table-row table:style-name="ro1">
          <table:table-cell table:number-columns-repeated="7"/>
          <table:table-cell office:value-type="float" office:value="25.5" calcext:value-type="float">
            <text:p>25.5</text:p>
          </table:table-cell>
          <table:table-cell table:formula="of:=1/[.H20]/2" office:value-type="float" office:value="0.0196078431372549" calcext:value-type="float">
            <text:p>0.019607843137255</text:p>
          </table:table-cell>
          <table:table-cell table:formula="of:=7.5/200" office:value-type="float" office:value="0.0375" calcext:value-type="float">
            <text:p>0.0375</text:p>
          </table:table-cell>
          <table:table-cell table:formula="of:=3.1416*[.J20]/[.I20]" office:value-type="float" office:value="6.00831" calcext:value-type="float">
            <text:p>6.00831</text:p>
          </table:table-cell>
        </table:table-row>
        <table:table-row table:style-name="ro1">
          <table:table-cell table:number-columns-repeated="7"/>
          <table:table-cell office:value-type="float" office:value="25.98" calcext:value-type="float">
            <text:p>25.98</text:p>
          </table:table-cell>
          <table:table-cell table:formula="of:=1/[.H21]/2" office:value-type="float" office:value="0.0192455735180908" calcext:value-type="float">
            <text:p>0.019245573518091</text:p>
          </table:table-cell>
          <table:table-cell table:formula="of:=7.4/200" office:value-type="float" office:value="0.037" calcext:value-type="float">
            <text:p>0.037</text:p>
          </table:table-cell>
          <table:table-cell table:formula="of:=3.1416*[.J21]/[.I21]" office:value-type="float" office:value="6.039788832" calcext:value-type="float">
            <text:p>6.039788832</text:p>
          </table:table-cell>
        </table:table-row>
        <table:table-row table:style-name="ro1">
          <table:table-cell table:number-columns-repeated="7"/>
          <table:table-cell office:value-type="float" office:value="27.7" calcext:value-type="float">
            <text:p>27.7</text:p>
          </table:table-cell>
          <table:table-cell table:formula="of:=1/[.H22]/2" office:value-type="float" office:value="0.0180505415162455" calcext:value-type="float">
            <text:p>0.018050541516246</text:p>
          </table:table-cell>
          <table:table-cell table:formula="of:=7/200" office:value-type="float" office:value="0.035" calcext:value-type="float">
            <text:p>0.035</text:p>
          </table:table-cell>
          <table:table-cell table:formula="of:=3.1416*[.J22]/[.I22]" office:value-type="float" office:value="6.0915624" calcext:value-type="float">
            <text:p>6.0915624</text:p>
          </table:table-cell>
        </table:table-row>
        <table:table-row table:style-name="ro1">
          <table:table-cell table:number-columns-repeated="7"/>
          <table:table-cell office:value-type="float" office:value="29.07" calcext:value-type="float">
            <text:p>29.07</text:p>
          </table:table-cell>
          <table:table-cell table:formula="of:=1/[.H23]/2" office:value-type="float" office:value="0.0171998624011008" calcext:value-type="float">
            <text:p>0.017199862401101</text:p>
          </table:table-cell>
          <table:table-cell table:formula="of:=6.8/200" office:value-type="float" office:value="0.034" calcext:value-type="float">
            <text:p>0.034</text:p>
          </table:table-cell>
          <table:table-cell table:formula="of:=3.1416*[.J23]/[.I23]" office:value-type="float" office:value="6.210189216" calcext:value-type="float">
            <text:p>6.210189216</text:p>
          </table:table-cell>
        </table:table-row>
        <table:table-row table:style-name="ro1">
          <table:table-cell table:number-columns-repeated="7"/>
          <table:table-cell office:value-type="float" office:value="30.48" calcext:value-type="float">
            <text:p>30.48</text:p>
          </table:table-cell>
          <table:table-cell table:formula="of:=1/[.H24]/2" office:value-type="float" office:value="0.0164041994750656" calcext:value-type="float">
            <text:p>0.016404199475066</text:p>
          </table:table-cell>
          <table:table-cell/>
          <table:table-cell table:formula="of:=2*3.1416" office:value-type="float" office:value="6.2832" calcext:value-type="float">
            <text:p>6.2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8" number:title="User-defined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7" loext:min-decimal-places="7" number:min-integer-digits="1" number:grouping="true"/>
    </number:number-style>
    <number:number-style style:name="N134">
      <number:number number:decimal-places="8" loext:min-decimal-places="8" number:min-integer-digits="1" number:grouping="true"/>
    </number:number-style>
    <number:number-style style:name="N135">
      <number:number number:decimal-places="9" loext:min-decimal-places="9" number:min-integer-digits="1" number:grouping="true"/>
    </number:number-style>
    <number:number-style style:name="N136" number:title="User-defined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9">
      <number:number number:decimal-places="1" loext:min-decimal-places="1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10" loext:min-decimal-places="10" number:min-integer-digits="1" number:grouping="true"/>
    </number:number-style>
    <number:number-style style:name="N142">
      <number:number number:decimal-places="11" loext:min-decimal-places="1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9:15:41.995952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13:51:48.021725159</meta:creation-date>
    <dc:date>2022-11-30T22:31:10.571168290</dc:date>
    <meta:editing-duration>PT25M18S</meta:editing-duration>
    <meta:editing-cycles>2</meta:editing-cycles>
    <meta:generator>LibreOffice/6.4.7.2$Linux_X86_64 LibreOffice_project/40$Build-2</meta:generator>
    <meta:document-statistic meta:table-count="3" meta:cell-count="33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98cm" svg:y="3.952cm" style:legend-expansion="high" chart:style-name="ch2"/>
        <chart:plot-area chart:style-name="ch3" table:cell-range-address="фчх.B1:фчх.B18 фчх.E2:фчх.E18 фчх.K2:фчх.K24" chart:data-source-has-labels="row" svg:x="0.32cm" svg:y="0.18cm" svg:width="13.758cm" svg:height="8.64cm">
          <chartooo:coordinate-region svg:x="0.756cm" svg:y="0.379cm" svg:width="13.1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фчх.E2:фчх.E18" chart:label-cell-address="фчх.B1:фчх.B1" chart:class="chart:scatter">
            <chart:domain table:cell-range-address="фчх.B2:фчх.B18"/>
            <chart:data-point chart:repeated="17"/>
          </chart:series>
          <chart:series chart:style-name="ch7" chart:values-cell-range-address="фчх.K2:фчх.K24" loext:label-string="c" chart:class="chart:scatter">
            <chart:domain table:cell-range-address="фчх.H2:фчх.H24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, кГц</text:p>
                <draw:g>
                  <svg:desc>фчх.B1:фчх.B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">
                <text:p>9.6</text:p>
                <draw:g>
                  <svg:desc>фчх.B2:фчх.B18</svg:desc>
                </draw:g>
              </table:table-cell>
              <table:table-cell office:value-type="float" office:value="3.1416">
                <text:p>3.1416</text:p>
                <draw:g>
                  <svg:desc>фчх.E2:фчх.E18</svg:desc>
                </draw:g>
              </table:table-cell>
              <table:table-cell office:value-type="float" office:value="10">
                <text:p>10</text:p>
                <draw:g>
                  <svg:desc>фчх.H2:фчх.H24</svg:desc>
                </draw:g>
              </table:table-cell>
              <table:table-cell office:value-type="float" office:value="3.1416">
                <text:p>3.1416</text:p>
                <draw:g>
                  <svg:desc>фчх.K2:фчх.K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.1416">
                <text:p>3.1416</text:p>
              </table:table-cell>
              <table:table-cell office:value-type="float" office:value="12">
                <text:p>12</text:p>
              </table:table-cell>
              <table:table-cell office:value-type="float" office:value="3.1416">
                <text:p>3.1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.1416">
                <text:p>3.1416</text:p>
              </table:table-cell>
              <table:table-cell office:value-type="float" office:value="14">
                <text:p>14</text:p>
              </table:table-cell>
              <table:table-cell office:value-type="float" office:value="3.1416">
                <text:p>3.1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1416">
                <text:p>3.1416</text:p>
              </table:table-cell>
              <table:table-cell office:value-type="float" office:value="16">
                <text:p>16</text:p>
              </table:table-cell>
              <table:table-cell office:value-type="float" office:value="3.1416">
                <text:p>3.1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.1416">
                <text:p>3.1416</text:p>
              </table:table-cell>
              <table:table-cell office:value-type="float" office:value="18">
                <text:p>18</text:p>
              </table:table-cell>
              <table:table-cell office:value-type="float" office:value="3.1416">
                <text:p>3.1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3.1416">
                <text:p>3.1416</text:p>
              </table:table-cell>
              <table:table-cell office:value-type="float" office:value="18.45">
                <text:p>18.45</text:p>
              </table:table-cell>
              <table:table-cell office:value-type="float" office:value="3.24590112">
                <text:p>3.24590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7">
                <text:p>22.7</text:p>
              </table:table-cell>
              <table:table-cell office:value-type="float" office:value="3.1416">
                <text:p>3.1416</text:p>
              </table:table-cell>
              <table:table-cell office:value-type="float" office:value="19.14">
                <text:p>19.14</text:p>
              </table:table-cell>
              <table:table-cell office:value-type="float" office:value="3.247032096">
                <text:p>3.247032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38">
                <text:p>28.38</text:p>
              </table:table-cell>
              <table:table-cell office:value-type="float" office:value="3.2810367744">
                <text:p>3.2810367744</text:p>
              </table:table-cell>
              <table:table-cell office:value-type="float" office:value="20.23">
                <text:p>20.23</text:p>
              </table:table-cell>
              <table:table-cell office:value-type="float" office:value="3.304837536">
                <text:p>3.304837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98">
                <text:p>29.98</text:p>
              </table:table-cell>
              <table:table-cell office:value-type="float" office:value="3.390666048">
                <text:p>3.390666048</text:p>
              </table:table-cell>
              <table:table-cell office:value-type="float" office:value="21.77">
                <text:p>21.77</text:p>
              </table:table-cell>
              <table:table-cell office:value-type="float" office:value="3.488024232">
                <text:p>3.488024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5">
                <text:p>31.5</text:p>
              </table:table-cell>
              <table:table-cell office:value-type="float" office:value="3.958416">
                <text:p>3.958416</text:p>
              </table:table-cell>
              <table:table-cell office:value-type="float" office:value="22.31">
                <text:p>22.31</text:p>
              </table:table-cell>
              <table:table-cell office:value-type="float" office:value="3.644632992">
                <text:p>3.644632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52">
                <text:p>32.52</text:p>
              </table:table-cell>
              <table:table-cell office:value-type="float" office:value="5.312571264">
                <text:p>5.312571264</text:p>
              </table:table-cell>
              <table:table-cell office:value-type="float" office:value="22.66">
                <text:p>22.66</text:p>
              </table:table-cell>
              <table:table-cell office:value-type="float" office:value="3.844187424">
                <text:p>3.844187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47">
                <text:p>33.47</text:p>
              </table:table-cell>
              <table:table-cell office:value-type="float" office:value="5.78321436">
                <text:p>5.78321436</text:p>
              </table:table-cell>
              <table:table-cell office:value-type="float" office:value="22.8">
                <text:p>22.8</text:p>
              </table:table-cell>
              <table:table-cell office:value-type="float" office:value="4.01119488">
                <text:p>4.01119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">
                <text:p>34.2</text:p>
              </table:table-cell>
              <table:table-cell office:value-type="float" office:value="5.9093496">
                <text:p>5.9093496</text:p>
              </table:table-cell>
              <table:table-cell office:value-type="float" office:value="23.07">
                <text:p>23.07</text:p>
              </table:table-cell>
              <table:table-cell office:value-type="float" office:value="4.34860272">
                <text:p>4.34860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92">
                <text:p>35.92</text:p>
              </table:table-cell>
              <table:table-cell office:value-type="float" office:value="6.093698688">
                <text:p>6.093698688</text:p>
              </table:table-cell>
              <table:table-cell office:value-type="float" office:value="23.27">
                <text:p>23.27</text:p>
              </table:table-cell>
              <table:table-cell office:value-type="float" office:value="4.678722048">
                <text:p>4.678722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65">
                <text:p>37.65</text:p>
              </table:table-cell>
              <table:table-cell office:value-type="float" office:value="6.15062448">
                <text:p>6.15062448</text:p>
              </table:table-cell>
              <table:table-cell office:value-type="float" office:value="23.44">
                <text:p>23.44</text:p>
              </table:table-cell>
              <table:table-cell office:value-type="float" office:value="4.933819968">
                <text:p>4.933819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4">
                <text:p>39.4</text:p>
              </table:table-cell>
              <table:table-cell office:value-type="float" office:value="6.188952">
                <text:p>6.188952</text:p>
              </table:table-cell>
              <table:table-cell office:value-type="float" office:value="23.6">
                <text:p>23.6</text:p>
              </table:table-cell>
              <table:table-cell office:value-type="float" office:value="5.1899232">
                <text:p>5.1899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93">
                <text:p>40.93</text:p>
              </table:table-cell>
              <table:table-cell office:value-type="float" office:value="6.2832">
                <text:p>6.2832</text:p>
              </table:table-cell>
              <table:table-cell office:value-type="float" office:value="24.1">
                <text:p>24.1</text:p>
              </table:table-cell>
              <table:table-cell office:value-type="float" office:value="5.60272944">
                <text:p>5.60272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4">
                <text:p>24.94</text:p>
              </table:table-cell>
              <table:table-cell office:value-type="float" office:value="5.8763628">
                <text:p>5.8763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  <table:table-cell office:value-type="float" office:value="6.00831">
                <text:p>6.00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8">
                <text:p>25.98</text:p>
              </table:table-cell>
              <table:table-cell office:value-type="float" office:value="6.039788832">
                <text:p>6.039788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6.0915624">
                <text:p>6.0915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7">
                <text:p>29.07</text:p>
              </table:table-cell>
              <table:table-cell office:value-type="float" office:value="6.210189216">
                <text:p>6.210189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48">
                <text:p>30.48</text:p>
              </table:table-cell>
              <table:table-cell office:value-type="float" office:value="6.2832">
                <text:p>6.2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